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fb06f" officeooo:paragraph-rsid="000fb06f"/>
    </style:style>
    <style:style style:name="P2" style:family="paragraph" style:parent-style-name="Standard">
      <style:text-properties officeooo:rsid="000fde67" officeooo:paragraph-rsid="000fde67"/>
    </style:style>
    <style:style style:name="P3" style:family="paragraph" style:parent-style-name="Standard">
      <style:text-properties style:font-name="Tibetan Machine Uni" style:text-underline-style="solid" style:text-underline-width="auto" style:text-underline-color="font-color" fo:font-weight="bold" officeooo:rsid="000fde67" officeooo:paragraph-rsid="000fde67" style:font-weight-asian="bold" style:font-weight-complex="bold"/>
    </style:style>
    <style:style style:name="P4" style:family="paragraph" style:parent-style-name="Standard">
      <style:text-properties fo:font-size="14pt" style:text-underline-style="solid" style:text-underline-width="auto" style:text-underline-color="font-color" fo:font-weight="bold" officeooo:rsid="000fb06f" officeooo:paragraph-rsid="000fb06f" style:font-size-asian="14pt" style:font-weight-asian="bold" style:font-size-complex="14pt" style:font-weight-complex="bold"/>
    </style:style>
    <style:style style:name="P5" style:family="paragraph" style:parent-style-name="Standard">
      <style:text-properties officeooo:rsid="000fb06f" officeooo:paragraph-rsid="000fb06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11-2020</text:p>
      <text:p text:style-name="P2"/>
      <text:p text:style-name="P4">Julian</text:p>
      <text:p text:style-name="P1"/>
      <text:p text:style-name="P1"><text:a xlink:type="simple" xlink:href="https://discord.com/channels/763316683124375583/771418220296273992/771647213138870302" text:style-name="Internet_20_link" text:visited-style-name="Visited_20_Internet_20_Link">https://discord.com/channels/763316683124375583/771418220296273992/771647213138870302</text:a></text:p>
      <text:p text:style-name="P1"/>
      <text:p text:style-name="P1"/>
      <text:p text:style-name="P1"/>
      <text:p text:style-name="P1"/>
      <text:p text:style-name="P1"><text:a xlink:type="simple" xlink:href="https://discord.com/channels/763316683124375583/763316683124375588/772726388163739709" text:style-name="Internet_20_link" text:visited-style-name="Visited_20_Internet_20_Link">https://discord.com/channels/763316683124375583/763316683124375588/772726388163739709</text:a></text:p>
      <text:p text:style-name="P1"/>
      <text:p text:style-name="P1">@everyoneFredrik va vous contacter un.e à un.e pour savoir si vous préférez être en présentiel ou à distance</text:p>
      <text:p text:style-name="P1"/>
      <text:p text:style-name="P1">@everyone Dans le salon #resources les instructions pour ce matin et après-midi</text:p>
      <text:p text:style-name="P1"/>
      <text:p text:style-name="P1"/>
      <text:p text:style-name="P3">Exercice 6</text:p>
      <text:p text:style-name="P1"/>
      <text:p text:style-name="P1">Un modèle de CV. Sur la forme de votre CV, vous êtes complétement libre. Essayez par contre d'avoir les sections et la <text:s/>structure du CV modèle.</text:p>
      <text:p text:style-name="P1"/>
      <text:p text:style-name="P1">Donc, les instructions : </text:p>
      <text:p text:style-name="P1">- Faire le wireframe de votre CV (forme libre) puis me l'envoyer par mp sur Discord</text:p>
      <text:p text:style-name="P1">- Une fois votre WireFrame validé par moi, faire votre srtucture HTML basée sur votre WireFrame</text:p>
      <text:p text:style-name="P1">- Faire votre CSS pour agencer le tout comme sur votre WireFrame</text:p>
      <text:p text:style-name="P1">- Faire l'habillage graphique du tout</text:p>
      <text:p text:style-name="P1"/>
      <text:p text:style-name="P1"/>
      <text:p text:style-name="P1"/>
      <text:p text:style-name="P1">@everyone Pour votre WireFrame imaginé que vous n'allez pas réaliser vous même votre CV. Que ce que vous avez dessiner et que ce que vous avez modélisé et structuré dessus, doit être compréhensible pour une autre personne. Que celle-ci, quand elle aura votre WireFrame dans les mains, saura ce que vous voulez faire. Et que ce qu'elle réalisera, sera conforme à ce que vous aviez imaginé. Mettez un maximum d'annotations pour expliquer le contenu de chaque partie. On doit pouvoir comprendre ce qui va être mis comme sorte d'information mais aussi la forme et la structure que cela va avoir. N'hésitez pas à trop en faire. Dites-vous que la personne qui va lire et regarder votre WireFrame doit être prise par la main. Qu'elle va devoir avoir besoin du maximum d'explication et d'information. Sinon, elle ne va pas comprendre votre désir et votre projet. Et que le résultat ne sera pas ce que vous voule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CH"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2T08:34:19.894803682</meta:creation-date>
    <dc:date>2020-11-02T15:02:55.175127053</dc:date>
    <meta:editing-duration>PT5H2M26S</meta:editing-duration>
    <meta:editing-cycles>3</meta:editing-cycles>
    <meta:generator>LibreOffice/6.0.7.3$Linux_X86_64 LibreOffice_project/00m0$Build-3</meta:generator>
    <meta:document-statistic meta:table-count="0" meta:image-count="0" meta:object-count="0" meta:page-count="1" meta:paragraph-count="14" meta:word-count="271" meta:character-count="1733" meta:non-whitespace-character-count="1474"/>
  </office:meta>
</office:document-meta>
</file>